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italic" fo:font-weight="bold" officeooo:rsid="001bed4f" officeooo:paragraph-rsid="001a3c4c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weight="bold" officeooo:rsid="001995bb" officeooo:paragraph-rsid="001995bb" style:font-weight-asian="bold" style:font-weight-complex="bold"/>
    </style:style>
    <style:style style:name="P3" style:family="paragraph" style:parent-style-name="Text_20_body">
      <style:text-properties fo:font-weight="bold" officeooo:rsid="001c2e8c" officeooo:paragraph-rsid="00242382" style:font-weight-asian="bold" style:font-weight-complex="bold"/>
    </style:style>
    <style:style style:name="P4" style:family="paragraph" style:parent-style-name="Text_20_body">
      <style:text-properties fo:font-weight="bold" officeooo:rsid="001ed55a" officeooo:paragraph-rsid="001ed55a" style:font-weight-asian="bold" style:font-weight-complex="bold"/>
    </style:style>
    <style:style style:name="P5" style:family="paragraph" style:parent-style-name="Text_20_body">
      <style:text-properties fo:font-weight="bold" officeooo:rsid="00194a1b" officeooo:paragraph-rsid="00242382" style:font-weight-asian="bold" style:font-weight-complex="bold"/>
    </style:style>
    <style:style style:name="P6" style:family="paragraph" style:parent-style-name="Text_20_body">
      <style:text-properties fo:font-weight="bold" officeooo:rsid="00242382" officeooo:paragraph-rsid="00242382" style:font-weight-asian="bold" style:font-weight-complex="bold"/>
    </style:style>
    <style:style style:name="P7" style:family="paragraph" style:parent-style-name="Text_20_body">
      <style:text-properties fo:font-weight="bold" officeooo:rsid="001a3c4c" officeooo:paragraph-rsid="0024f98a" style:font-weight-asian="bold" style:font-weight-complex="bold"/>
    </style:style>
    <style:style style:name="P8" style:family="paragraph" style:parent-style-name="Text_20_body">
      <style:text-properties fo:font-weight="bold" officeooo:rsid="0024f98a" officeooo:paragraph-rsid="001e21af" style:font-weight-asian="bold" style:font-weight-complex="bold"/>
    </style:style>
    <style:style style:name="P9" style:family="paragraph" style:parent-style-name="Text_20_body">
      <style:text-properties fo:font-weight="bold" officeooo:rsid="0015888e" officeooo:paragraph-rsid="00271859" style:font-weight-asian="bold" style:font-weight-complex="bold"/>
    </style:style>
    <style:style style:name="P10" style:family="paragraph" style:parent-style-name="Text_20_body">
      <style:text-properties fo:font-weight="bold" officeooo:rsid="00271859" officeooo:paragraph-rsid="00271859" style:font-weight-asian="bold" style:font-weight-complex="bold"/>
    </style:style>
    <style:style style:name="P11" style:family="paragraph" style:parent-style-name="Text_20_body">
      <style:text-properties fo:font-weight="bold" officeooo:rsid="0029e79a" officeooo:paragraph-rsid="0029e79a" style:font-weight-asian="bold" style:font-weight-complex="bold"/>
    </style:style>
    <style:style style:name="P12" style:family="paragraph" style:parent-style-name="Text_20_body">
      <style:text-properties fo:font-weight="bold" officeooo:rsid="001ed55a" officeooo:paragraph-rsid="0026fed3" fo:background-color="transparent" style:font-weight-asian="bold" style:font-weight-complex="bold"/>
    </style:style>
    <style:style style:name="P13" style:family="paragraph" style:parent-style-name="Text_20_body">
      <style:text-properties fo:font-weight="bold" officeooo:rsid="0026d242" officeooo:paragraph-rsid="0026fed3" fo:background-color="transparent" style:font-weight-asian="bold" style:font-weight-complex="bold"/>
    </style:style>
    <style:style style:name="P14" style:family="paragraph" style:parent-style-name="Text_20_body">
      <style:text-properties fo:font-weight="bold" officeooo:rsid="0024f98a" officeooo:paragraph-rsid="0026fed3" fo:background-color="transparent" style:font-weight-asian="bold" style:font-weight-complex="bold"/>
    </style:style>
    <style:style style:name="P15" style:family="paragraph" style:parent-style-name="Text_20_body">
      <style:text-properties fo:font-weight="bold" officeooo:rsid="00262981" officeooo:paragraph-rsid="00262981" fo:background-color="transparent" style:font-weight-asian="bold" style:font-weight-complex="bold"/>
    </style:style>
    <style:style style:name="P16" style:family="paragraph" style:parent-style-name="Text_20_body">
      <style:text-properties officeooo:rsid="001780ad"/>
    </style:style>
    <style:style style:name="P17" style:family="paragraph" style:parent-style-name="Text_20_body">
      <style:text-properties officeooo:rsid="00194a1b"/>
    </style:style>
    <style:style style:name="P18" style:family="paragraph" style:parent-style-name="Text_20_body">
      <style:text-properties fo:font-weight="normal" officeooo:rsid="00194a1b" officeooo:paragraph-rsid="00194a1b" style:font-weight-asian="normal" style:font-weight-complex="normal"/>
    </style:style>
    <style:style style:name="P19" style:family="paragraph" style:parent-style-name="Text_20_body">
      <style:text-properties fo:font-weight="normal" officeooo:rsid="001995bb" officeooo:paragraph-rsid="001995bb" style:font-weight-asian="normal" style:font-weight-complex="normal"/>
    </style:style>
    <style:style style:name="P20" style:family="paragraph" style:parent-style-name="Text_20_body">
      <style:text-properties fo:font-weight="normal" officeooo:rsid="001a3c4c" officeooo:paragraph-rsid="001a3c4c" style:font-weight-asian="normal" style:font-weight-complex="normal"/>
    </style:style>
    <style:style style:name="P21" style:family="paragraph" style:parent-style-name="Text_20_body">
      <style:text-properties fo:font-weight="normal" officeooo:rsid="001bf07f" officeooo:paragraph-rsid="001bf07f" style:font-weight-asian="normal" style:font-weight-complex="normal"/>
    </style:style>
    <style:style style:name="P22" style:family="paragraph" style:parent-style-name="Text_20_body">
      <style:text-properties fo:font-weight="normal" officeooo:rsid="002815aa" officeooo:paragraph-rsid="002815aa" style:font-weight-asian="normal" style:font-weight-complex="normal"/>
    </style:style>
    <style:style style:name="P23" style:family="paragraph" style:parent-style-name="Text_20_body">
      <style:text-properties fo:font-weight="normal" officeooo:rsid="00271859" officeooo:paragraph-rsid="00271859" style:font-weight-asian="normal" style:font-weight-complex="normal"/>
    </style:style>
    <style:style style:name="P24" style:family="paragraph" style:parent-style-name="Text_20_body">
      <style:text-properties fo:font-weight="normal" officeooo:rsid="0029e79a" officeooo:paragraph-rsid="0029e79a" style:font-weight-asian="normal" style:font-weight-complex="normal"/>
    </style:style>
    <style:style style:name="P25" style:family="paragraph" style:parent-style-name="Text_20_body">
      <style:text-properties fo:font-weight="normal" officeooo:rsid="00262981" officeooo:paragraph-rsid="00262981" fo:background-color="transparent" style:font-weight-asian="normal" style:font-weight-complex="normal"/>
    </style:style>
    <style:style style:name="P26" style:family="paragraph" style:parent-style-name="Text_20_body">
      <style:text-properties fo:font-style="normal" fo:font-weight="bold" officeooo:rsid="001995bb" officeooo:paragraph-rsid="001995bb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fo:font-style="normal" fo:font-weight="bold" officeooo:rsid="001995bb" officeooo:paragraph-rsid="001a3c4c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bold" officeooo:rsid="001995bb" officeooo:paragraph-rsid="00242382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officeooo:rsid="001bf07f" officeooo:paragraph-rsid="001bf07f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officeooo:rsid="001995bb" officeooo:paragraph-rsid="001995bb" style:font-style-asian="normal" style:font-style-complex="normal"/>
    </style:style>
    <style:style style:name="P31" style:family="paragraph" style:parent-style-name="Text_20_body">
      <style:text-properties fo:font-style="normal" officeooo:rsid="001a3c4c" officeooo:paragraph-rsid="001a3c4c" style:font-style-asian="normal" style:font-style-complex="normal"/>
    </style:style>
    <style:style style:name="P32" style:family="paragraph" style:parent-style-name="Text_20_body">
      <style:text-properties officeooo:rsid="001c2e8c" officeooo:paragraph-rsid="00242382"/>
    </style:style>
    <style:style style:name="P33" style:family="paragraph" style:parent-style-name="Text_20_body">
      <style:text-properties officeooo:rsid="001e21af" officeooo:paragraph-rsid="001e21af"/>
    </style:style>
    <style:style style:name="P34" style:family="paragraph" style:parent-style-name="Text_20_body">
      <style:text-properties officeooo:rsid="001ed55a" officeooo:paragraph-rsid="001ed55a"/>
    </style:style>
    <style:style style:name="P35" style:family="paragraph" style:parent-style-name="Text_20_body">
      <style:text-properties officeooo:rsid="001508d9"/>
    </style:style>
    <style:style style:name="P36" style:family="paragraph" style:parent-style-name="Text_20_body">
      <style:text-properties officeooo:rsid="0015888e"/>
    </style:style>
    <style:style style:name="P37" style:family="paragraph" style:parent-style-name="Text_20_body">
      <style:text-properties officeooo:rsid="00242382" officeooo:paragraph-rsid="00242382"/>
    </style:style>
    <style:style style:name="P38" style:family="paragraph" style:parent-style-name="Text_20_body">
      <style:text-properties officeooo:rsid="001995bb" officeooo:paragraph-rsid="001995bb"/>
    </style:style>
    <style:style style:name="P39" style:family="paragraph" style:parent-style-name="Text_20_body">
      <style:text-properties officeooo:rsid="0026d242" officeooo:paragraph-rsid="0026fed3" fo:background-color="transparent"/>
    </style:style>
    <style:style style:name="P40" style:family="paragraph" style:parent-style-name="Text_20_body">
      <style:text-properties officeooo:rsid="0024f98a" officeooo:paragraph-rsid="0026fed3" fo:background-color="transparent"/>
    </style:style>
    <style:style style:name="P41" style:family="paragraph" style:parent-style-name="Text_20_body">
      <style:text-properties officeooo:paragraph-rsid="001f9ef7"/>
    </style:style>
    <style:style style:name="P42" style:family="paragraph" style:parent-style-name="Text_20_body">
      <style:text-properties officeooo:rsid="00271859" officeooo:paragraph-rsid="00271859"/>
    </style:style>
    <style:style style:name="P43" style:family="paragraph" style:parent-style-name="Heading_20_2">
      <style:text-properties officeooo:rsid="0016de68"/>
    </style:style>
    <style:style style:name="P44" style:family="paragraph" style:parent-style-name="Heading_20_2">
      <style:text-properties officeooo:rsid="00194a1b"/>
    </style:style>
    <style:style style:name="P45" style:family="paragraph" style:parent-style-name="Heading_20_2">
      <style:text-properties officeooo:rsid="001c2e8c" officeooo:paragraph-rsid="001c2e8c"/>
    </style:style>
    <style:style style:name="P46" style:family="paragraph" style:parent-style-name="Heading_20_2">
      <style:text-properties officeooo:rsid="001995bb" officeooo:paragraph-rsid="001995bb"/>
    </style:style>
    <style:style style:name="P47" style:family="paragraph" style:parent-style-name="Heading_20_2">
      <style:text-properties officeooo:rsid="001e21af" officeooo:paragraph-rsid="001e21af"/>
    </style:style>
    <style:style style:name="P48" style:family="paragraph" style:parent-style-name="Heading_20_2">
      <style:text-properties officeooo:rsid="0026fed3" officeooo:paragraph-rsid="0026fed3" fo:background-color="transparent"/>
    </style:style>
    <style:style style:name="P49" style:family="paragraph" style:parent-style-name="Heading_20_2">
      <style:text-properties officeooo:rsid="001ed55a" officeooo:paragraph-rsid="001ed55a"/>
    </style:style>
    <style:style style:name="P50" style:family="paragraph" style:parent-style-name="Heading_20_2">
      <style:text-properties officeooo:rsid="001f9ef7" officeooo:paragraph-rsid="00271859"/>
    </style:style>
    <style:style style:name="P51" style:family="paragraph" style:parent-style-name="Text_20_body">
      <style:text-properties officeooo:rsid="00271859" officeooo:paragraph-rsid="00271859"/>
    </style:style>
    <style:style style:name="P52" style:family="paragraph" style:parent-style-name="Text_20_body">
      <style:text-properties officeooo:rsid="002b19c2" officeooo:paragraph-rsid="002b19c2"/>
    </style:style>
    <style:style style:name="P53" style:family="paragraph" style:parent-style-name="Text_20_body">
      <style:text-properties fo:font-weight="bold" officeooo:rsid="002b19c2" officeooo:paragraph-rsid="002b19c2" style:font-weight-asian="bold" style:font-weight-complex="bold"/>
    </style:style>
    <style:style style:name="T1" style:family="text">
      <style:text-properties fo:font-style="normal" officeooo:rsid="001995bb" style:font-style-asian="normal" style:font-style-complex="normal"/>
    </style:style>
    <style:style style:name="T2" style:family="text">
      <style:text-properties fo:font-style="normal" officeooo:rsid="001a3c4c" style:font-style-asian="normal" style:font-style-complex="normal"/>
    </style:style>
    <style:style style:name="T3" style:family="text">
      <style:text-properties officeooo:rsid="001ed55a"/>
    </style:style>
    <style:style style:name="T4" style:family="text">
      <style:text-properties officeooo:rsid="001f9ef7"/>
    </style:style>
    <style:style style:name="T5" style:family="text">
      <style:text-properties officeooo:rsid="00242382"/>
    </style:style>
    <style:style style:name="T6" style:family="text">
      <style:text-properties officeooo:rsid="0024f98a"/>
    </style:style>
    <style:style style:name="T7" style:family="text">
      <style:text-properties officeooo:rsid="002b19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Aquest exemple d'instal·lació s'ha realitzat sobre un sistema Debian 7, però es pot realitzar sobre qualsevol altra distribució amb poques variacions.</text:p>
      <text:h text:style-name="P43" text:outline-level="2">Instal·lació de paquets</text:h>
      <text:p text:style-name="P36">En primer lloc, cal descarregar i instal·lar els paquets necessaris per a desplegar l'aplicació:</text:p>
      <text:p text:style-name="P9"><text:span text:style-name="T5">root@djAu:~#</text:span> apt-get install python mysql-server python-mysqldb python-recaptcha python-pip python-dev build-essential libxml2-dev libxslt-dev unzip <text:span text:style-name="T5">apache2 libapache2-mod-wsgi</text:span></text:p>
      <text:p text:style-name="P16">El programa gestor de bases de dades mysql ens demanarà la contrasenya per al seu usuari administrador. Escriure una contrasenya segura i recordar-la.</text:p>
      <text:h text:style-name="P44" text:outline-level="2">Descàrrega del django-aula</text:h>
      <text:p text:style-name="P17">Es pot descarregar django-aula a partir de l'enllaç que es pot trobar a la seva pàgina web:</text:p>
      <text:p text:style-name="P5"><text:span text:style-name="T5">root@djAu:~#</text:span> wget https://github.com/ctrl-alt-d/django-aula/archive/master.zip</text:p>
      <text:p text:style-name="P17">Descomprimir el fitxer descarregat:</text:p>
      <text:p text:style-name="P5"><text:span text:style-name="T5">root@djAu:~#</text:span> unzip master.zip</text:p>
      <text:p text:style-name="P18">Movem el django-aula a un directori més adeqüat per a allotjar l'aplicació:</text:p>
      <text:p text:style-name="P5"><text:span text:style-name="T5">root@djAu:~#</text:span> mv django-aula-master/ /var/</text:p>
      <text:h text:style-name="P45" text:outline-level="2">Instal·lació de requeriments</text:h>
      <text:p text:style-name="P37">Ens posicionem al directori principal de django-aula</text:p>
      <text:p text:style-name="P6">root@djAu:~# cd /var/django-aula-master/</text:p>
      <text:p text:style-name="P32">Des del directori principal de django-aula s'han d'instal·lar la resta de requeriments de l'aplicació:</text:p>
      <text:p text:style-name="P3"><text:span text:style-name="T5">root@djAu:/var/django-aula-master#</text:span> pip install -r requirements.txt</text:p>
      <text:h text:style-name="P46" text:outline-level="2">Configurar base de dades</text:h>
      <text:p text:style-name="P38">En primer lloc, cal crear una nova base de dades, i un nou usuari per a que la faci servir.</text:p>
      <text:p text:style-name="P28"><text:span text:style-name="T5">root@djAu:/var/django-aula-master</text:span># mysql -u root -p</text:p>
      <text:p text:style-name="P30">Introduïr la contrasenya del mysql que es va indicar en el moment d'instal·lar els paquets.</text:p>
      <text:p text:style-name="P31">Tenint en compte que <text:span text:style-name="T5">a on hi diu </text:span>XXXXX <text:span text:style-name="T5">hi hem de posar </text:span>una contrasenya escollida per nosaltres, <text:span text:style-name="T5">introduir</text:span> les següents comandes a dins el mysql:</text:p>
      <text:p text:style-name="P26">CREATE DATABASE djangoaula CHARACTER SET utf8;</text:p>
      <text:p text:style-name="P1"><text:span text:style-name="T1">CREATE USER 'userdjangoaula'@'localhost' IDENTIFIED BY '</text:span><text:span text:style-name="T2">XXXXX</text:span><text:span text:style-name="T1">';</text:span></text:p>
      <text:p text:style-name="P29">GRANT ALL PRIVILEGES ON djangoaula.* TO 'userdjangoaula'@'localhost';</text:p>
      <text:p text:style-name="P27">USE djangoaula;</text:p>
      <text:p text:style-name="P26">SET storage_engine=INNODB;</text:p>
      <text:p text:style-name="P26">QUIT</text:p>
      <text:p text:style-name="P31"/>
      <text:p text:style-name="P31">Ara cal configurar el django-aula per a que faci servir la nova base de dades.</text:p>
      <text:p text:style-name="P31"><text:soft-page-break/>Localitzar el fitxer deb.py (probablement estarà a /var/django-aula-master/aula/settings_dir) i modificar el contingut de DATABASES, per tal que quedi de la següent forma:</text:p>
      <text:p text:style-name="P2">DATABASES = { </text:p>
      <text:p text:style-name="P2"><text:tab/>'default': { </text:p>
      <text:p text:style-name="P2"><text:tab/><text:tab/>'ENGINE' : 'django.db.backends.mysql',</text:p>
      <text:p text:style-name="P2"><text:tab/><text:tab/>'NAME' : 'djangoaula' <text:s text:c="2"/>,</text:p>
      <text:p text:style-name="P2"><text:tab/><text:tab/>'USER' : 'userdjangoaula',</text:p>
      <text:p text:style-name="P2"><text:tab/><text:tab/>'PASSWORD' : 'XXXXX',</text:p>
      <text:p text:style-name="P2"><text:tab/><text:tab/>'HOST' : '<text:span text:style-name="T5">127.0.0.1</text:span>',</text:p>
      <text:p text:style-name="P2"><text:tab/><text:tab/>'PORT' : '',</text:p>
      <text:p text:style-name="P2"><text:tab/>} </text:p>
      <text:p text:style-name="P2">}</text:p>
      <text:p text:style-name="P19"/>
      <text:p text:style-name="P20">S'ha de modifica<text:span text:style-name="T5">r</text:span> XXXXX per la <text:span text:style-name="T5">contrasenya </text:span>que s'ha introduït anteriorment.</text:p>
      <text:p text:style-name="P20"/>
      <text:p text:style-name="P22">Per a desactivar el mode de demostració, cal moure aquest fitxer /deb.py) al directori pare, amb el nom settings_local.py. Com que s'ha canviat la ruta, caldrà modificar la línia</text:p>
      <text:p text:style-name="P15">from common import *</text:p>
      <text:p text:style-name="P25">a</text:p>
      <text:p text:style-name="P15">from settings_dir.common import *</text:p>
      <text:p text:style-name="P20"/>
      <text:p text:style-name="P20">Finalment, des del directori principal del django-aula, crearem l'estructura de la base de dades:</text:p>
      <text:p text:style-name="P7"><text:span text:style-name="T6">root@djAu:/var/django-aula-master</text:span># python manage.py syncdb</text:p>
      <text:p text:style-name="P21">En el cas que us demani crear un nou superusuari, creeu-ne un de nou amb el nom admin.</text:p>
      <text:h text:style-name="P47" text:outline-level="2">Importar dades inicials</text:h>
      <text:p text:style-name="P33">S'ha d'executar l'script per a que carregui les dades bàsiques inicials, necessàries per al funcionament de django-aula:</text:p>
      <text:p text:style-name="P8">root@djAu:/var/django-aula-master# scripts/fixtures.sh</text:p>
      <text:h text:style-name="P48" text:outline-level="2">Fer que administrador sigui de l'equip directiu</text:h>
      <text:p text:style-name="P39">Com a últim pas, cal afegir l'usuari administrador al grup de direcció. <text:span text:style-name="T3">Entrar a l'entorn de comandes del llenguatge python:</text:span></text:p>
      <text:p text:style-name="P12"><text:span text:style-name="T6">root@djAu:/var/django-aula-master</text:span># python manage.py shell</text:p>
      <text:p text:style-name="P40">I executar les instruccions següents a dins aquest entorn:</text:p>
      <text:p text:style-name="P13">from django.contrib.auth.models import User, Group</text:p>
      <text:p text:style-name="P13">g = Group.objects.get( name = 'direcció' )</text:p>
      <text:p text:style-name="P13">a = User.objects.get( username = 'admin' )</text:p>
      <text:p text:style-name="P13"><text:soft-page-break/>a.groups = [ g ]</text:p>
      <text:p text:style-name="P13">a.save()</text:p>
      <text:p text:style-name="P14">quit()</text:p>
      <text:h text:style-name="P49" text:outline-level="2">Executar l'aplicació</text:h>
      <text:p text:style-name="P34">Ja podem iniciar l'aplicació:</text:p>
      <text:p text:style-name="P4"># python manage.py runserver 0.0.0.0:8000</text:p>
      <text:p text:style-name="P41"><text:span text:style-name="T4">L'aplicació serà accessible via navegador web amb la ruta </text:span><text:a xlink:type="simple" xlink:href="http://IP:8000/"><text:span text:style-name="T4">http://IP:8000</text:span></text:a><text:span text:style-name="T4">, essent IP l'adreça IP de la màquina a on django-aula estigui instal·lada.</text:span></text:p>
      <text:h text:style-name="P50" text:outline-level="2">Configurar l'accés segur</text:h>
      <text:p text:style-name="P42">Per a configurar l'accés per HTTPS a l'aplicació cal configurar el servidor de pàgines web apache.</text:p>
      <text:p text:style-name="P42">Crear un certificat SSL, necessaris per a aquest tipus de connexió:</text:p>
      <text:p text:style-name="P10"># make-ssl-cert /usr/share/ssl-cert/ssleay.cnf /etc/ssl/vidreres-self.crt</text:p>
      <text:p text:style-name="P10"># cd /etc/ssl</text:p>
      <text:p text:style-name="P10">/etc/ssl# cp vidreres-self.crt vidreres-self.key</text:p>
      <text:p text:style-name="P42">Modificar el fitxer de key per a deixar només part que hi ha entre les línies “BEGIN PRIVATE KEY” I “END PRIVATE KEY”</text:p>
      <text:p text:style-name="P10">/etc/ssl# nano vidreres-self.key</text:p>
      <text:p text:style-name="P10">/etc/ssl/private# cat vidreres-self.key </text:p>
      <text:p text:style-name="P10">-----BEGIN PRIVATE KEY----- </text:p>
      <text:p text:style-name="P10"><text:tab/>[...]</text:p>
      <text:p text:style-name="P10">-----END PRIVATE KEY----- </text:p>
      <text:p text:style-name="P42">Posicionar els dos fitxers del certificat al directori pertinent:</text:p>
      <text:p text:style-name="P10">/etc/ssl# mv vidreres-self.crt certs </text:p>
      <text:p text:style-name="P10">/etc/ssl# mv vidreres-self.key private</text:p>
      <text:p text:style-name="P42"/>
      <text:p text:style-name="P42">Un cop creat el certificat, activar el mòdul SSL del servidor de pàgines web:</text:p>
      <text:p text:style-name="P10"># a2enmod ssl</text:p>
      <text:p text:style-name="P42">Configurar un nou lloc al servidor de pàgines web que mostri el djau:</text:p>
      <text:p text:style-name="P10"># cp /var/django-aula-master/apache/virtualhost.txt /etc/apache2/sites-enabled/djau.conf</text:p>
      <text:p text:style-name="P23">Pot ser que calgui fer algunes modificacions per a adaptar-ho al sistema en concret. A continuació es mostra el contingut del fitxer per al servidor de l'Institut de Vidreres:</text:p>
      <text:p text:style-name="P10"># cat /etc/apache2/sites-enabled/djau.conf </text:p>
      <text:p text:style-name="P10">&lt;IfModule mod_ssl.c&gt; </text:p>
      <text:p text:style-name="P10"/>
      <text:p text:style-name="P10">&lt;VirtualHost *:80&gt; </text:p>
      <text:p text:style-name="P10"><text:s text:c="2"/>ServerName djau.institutvidreres.cat </text:p>
      <text:p text:style-name="P10"><text:soft-page-break/><text:s text:c="2"/>RedirectMatch permanent ^(.*)$ https://192.168.200.12$1 </text:p>
      <text:p text:style-name="P10">&lt;/VirtualHost&gt; </text:p>
      <text:p text:style-name="P10"/>
      <text:p text:style-name="P10">&lt;VirtualHost *:443&gt; </text:p>
      <text:p text:style-name="P10"><text:tab/>ServerAdmin jrodr236@xtec.com </text:p>
      <text:p text:style-name="P10"><text:tab/>ServerName institut-vidreres </text:p>
      <text:p text:style-name="P10"/>
      <text:p text:style-name="P10"><text:tab/>WSGIScriptAlias / /var/django-aula-master/apache/django.wsgi </text:p>
      <text:p text:style-name="P10"><text:s text:c="2"/>Alias /site-css/admin /usr/local/lib/python2.7/dist-packages/django/contrib/admin/static/admin </text:p>
      <text:p text:style-name="P10"><text:tab/>Alias /site-css /var/django-aula-master/aula/site-css </text:p>
      <text:p text:style-name="P10"/>
      <text:p text:style-name="P10"><text:tab/>ErrorLog /var/log/apache2/django-aula-ssl_error.log </text:p>
      <text:p text:style-name="P10"/>
      <text:p text:style-name="P10"><text:tab/>&lt;Directory /var/django-aula-master/django-aula/apache&gt; </text:p>
      <text:p text:style-name="P10"><text:tab/> <text:s/>Order allow,deny </text:p>
      <text:p text:style-name="P10"><text:tab/> <text:s/>Allow from all </text:p>
      <text:p text:style-name="P10"><text:tab/>&lt;/Directory&gt; </text:p>
      <text:p text:style-name="P10"/>
      <text:p text:style-name="P10"><text:tab/>&lt;Directory /usr/local/lib/python2.7/dist-packages/django/contrib/admin/static/admin&gt; </text:p>
      <text:p text:style-name="P10"><text:s text:c="4"/>Order allow,deny </text:p>
      <text:p text:style-name="P10"><text:tab/> <text:s/>Allow from all </text:p>
      <text:p text:style-name="P10"><text:tab/>&lt;/Directory&gt; </text:p>
      <text:p text:style-name="P10"/>
      <text:p text:style-name="P10"><text:tab/># Possible values include: debug, info, notice, warn, error, crit, </text:p>
      <text:p text:style-name="P10"><text:tab/># alert, emerg. </text:p>
      <text:p text:style-name="P10"><text:tab/>LogLevel warn </text:p>
      <text:p text:style-name="P10"/>
      <text:p text:style-name="P10"><text:tab/>CustomLog /var/log/apache2/django-aula-ssl_access.log combined </text:p>
      <text:p text:style-name="P10"/>
      <text:p text:style-name="P10"><text:tab/># <text:s text:c="2"/>SSL Engine Switch: </text:p>
      <text:p text:style-name="P10"><text:tab/># <text:s text:c="2"/>Enable/Disable SSL for this virtual host. </text:p>
      <text:p text:style-name="P10"><text:tab/>SSLEngine on </text:p>
      <text:p text:style-name="P10"/>
      <text:p text:style-name="P10"><text:tab/># <text:s text:c="2"/>A self-signed (snakeoil) certificate can be created by installing </text:p>
      <text:p text:style-name="P10"><text:tab/># <text:s text:c="2"/>the ssl-cert package. See </text:p>
      <text:p text:style-name="P10"><text:tab/># <text:s text:c="2"/>/usr/share/doc/apache2.2-common/README.Debian.gz for more info. </text:p>
      <text:p text:style-name="P10"><text:soft-page-break/><text:tab/># <text:s text:c="2"/>If both key and certificate are stored in the same file, only the </text:p>
      <text:p text:style-name="P10"><text:tab/># <text:s text:c="2"/>SSLCertificateFile directive is needed. </text:p>
      <text:p text:style-name="P10"><text:tab/>SSLCertificateFile <text:s text:c="3"/>/etc/ssl/certs/vidreres-self.crt </text:p>
      <text:p text:style-name="P10"><text:tab/>SSLCertificateKeyFile /etc/ssl/private/vidreres-self.key </text:p>
      <text:p text:style-name="P10"/>
      <text:p text:style-name="P10"><text:tab/>&lt;FilesMatch "\.(cgi|shtml|phtml|php)$"&gt; </text:p>
      <text:p text:style-name="P10"><text:tab/><text:tab/>SSLOptions +StdEnvVars </text:p>
      <text:p text:style-name="P10"><text:tab/>&lt;/FilesMatch&gt; </text:p>
      <text:p text:style-name="P10"><text:tab/>&lt;Directory /usr/lib/cgi-bin&gt; </text:p>
      <text:p text:style-name="P10"><text:tab/><text:tab/>SSLOptions +StdEnvVars </text:p>
      <text:p text:style-name="P10"><text:tab/>&lt;/Directory&gt; </text:p>
      <text:p text:style-name="P10"/>
      <text:p text:style-name="P10"><text:tab/>BrowserMatch ".*MSIE.*" \ </text:p>
      <text:p text:style-name="P10"><text:tab/><text:tab/>nokeepalive ssl-unclean-shutdown \ </text:p>
      <text:p text:style-name="P10"><text:tab/><text:tab/>downgrade-1.0 force-response-1.0 </text:p>
      <text:p text:style-name="P10"/>
      <text:p text:style-name="P10">&lt;/VirtualHost&gt; </text:p>
      <text:p text:style-name="P10">&lt;/IfModule&gt; </text:p>
      <text:p text:style-name="P23"/>
      <text:p text:style-name="P24">Si volem que les peticions d'HTTP (port 80) es redirigeixin a HTTPS (port 443), caldrà eliminar el fitxer que configura la pàgina web per defecte:</text:p>
      <text:p text:style-name="P11">rm /etc/apache2/sites-enabled/000-default</text:p>
      <text:p text:style-name="P23"/>
      <text:p text:style-name="P23"><text:span text:style-name="T7">L'últim canvi és </text:span>adaptar el fitxer de configuració de l'aplicació wsgi per a que s'adapti al nostre sistema. A continuació es mostra un exemple:</text:p>
      <text:p text:style-name="P23"/>
      <text:p text:style-name="P10"># cat /var/django-aula-master/apache/django.wsgi </text:p>
      <text:p text:style-name="P10">import os </text:p>
      <text:p text:style-name="P10">import sys </text:p>
      <text:p text:style-name="P10"/>
      <text:p text:style-name="P10">sys.path.append('/var/django-aula-master') </text:p>
      <text:p text:style-name="P10"/>
      <text:p text:style-name="P10">os.environ['DJANGO_SETTINGS_MODULE'] = 'aula.settings' </text:p>
      <text:p text:style-name="P10"/>
      <text:p text:style-name="P10">import django.core.handlers.wsgi </text:p>
      <text:p text:style-name="P10">application = django.core.handlers.wsgi.WSGIHandler() </text:p>
      <text:p text:style-name="P42"/>
      <text:p text:style-name="P52"><text:soft-page-break/>Finalment, només cal reiniciar el servidor de pàgines web per a que recarregui la nova configuració:</text:p>
      <text:p text:style-name="P53"># service apache2 restart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</meta:initial-creator>
    <meta:creation-date>2013-07-26T11:59:47</meta:creation-date>
    <dc:date>2013-12-08T13:58:07.455806532</dc:date>
    <dc:creator>joan </dc:creator>
    <meta:editing-duration>P1DT4H47M13S</meta:editing-duration>
    <meta:editing-cycles>15</meta:editing-cycles>
    <meta:generator>LibreOffice/4.1.2.3$Linux_X86_64 LibreOffice_project/410m0$Build-3</meta:generator>
    <meta:document-statistic meta:table-count="0" meta:image-count="0" meta:object-count="0" meta:page-count="6" meta:paragraph-count="143" meta:word-count="904" meta:character-count="7311" meta:non-whitespace-character-count="6403"/>
  </office:meta>
</office:document-meta>
</file>